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officeooo:rsid="000e8f4d" officeooo:paragraph-rsid="000e8f4d"/>
    </style:style>
    <style:style style:name="P2" style:family="paragraph" style:parent-style-name="Standard">
      <style:text-properties style:font-name="Abyssinica SIL" officeooo:rsid="000f9647" officeooo:paragraph-rsid="000f9647"/>
    </style:style>
    <style:style style:name="P3" style:family="paragraph" style:parent-style-name="Standard">
      <style:text-properties style:font-name="Abyssinica SIL" fo:font-size="12pt" officeooo:rsid="000f9647" style:font-size-asian="12pt" style:font-size-complex="12pt"/>
    </style:style>
    <style:style style:name="P4" style:family="paragraph" style:parent-style-name="Standard">
      <style:text-properties style:font-name="Abyssinica SIL" fo:font-size="12pt" officeooo:rsid="000f9647" officeooo:paragraph-rsid="000f9647" style:font-size-asian="12pt" style:font-size-complex="12pt"/>
    </style:style>
    <style:style style:name="P5" style:family="paragraph" style:parent-style-name="Standard">
      <style:text-properties style:font-name="Abyssinica SIL" fo:font-size="12pt" officeooo:rsid="00108f15" officeooo:paragraph-rsid="001377b1" style:font-size-asian="12pt" style:font-size-complex="12pt"/>
    </style:style>
    <style:style style:name="P6" style:family="paragraph" style:parent-style-name="Standard">
      <style:text-properties style:font-name="Abyssinica SIL" fo:font-size="12pt" officeooo:rsid="001377b1" officeooo:paragraph-rsid="001377b1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/>
      </style:paragraph-properties>
      <style:text-properties style:font-name="Abyssinica SIL" fo:font-size="12pt" officeooo:rsid="00108f15" officeooo:paragraph-rsid="00108f15" style:font-size-asian="12pt" style:font-size-complex="12pt"/>
    </style:style>
    <style:style style:name="P8" style:family="paragraph" style:parent-style-name="Standard">
      <loext:graphic-properties draw:fill="none"/>
      <style:paragraph-properties fo:margin-left="1.3cm" fo:margin-right="0cm" fo:text-indent="0cm" style:auto-text-indent="false" fo:background-color="transparent">
        <style:tab-stops/>
      </style:paragraph-properties>
      <style:text-properties style:font-name="Abyssinica SIL" fo:font-size="12pt" officeooo:rsid="00108f15" officeooo:paragraph-rsid="00108f15" style:font-size-asian="12pt" style:font-size-complex="12pt"/>
    </style:style>
    <style:style style:name="P9" style:family="paragraph" style:parent-style-name="Standard">
      <loext:graphic-properties draw:fill="none"/>
      <style:paragraph-properties fo:margin-left="1.3cm" fo:margin-right="0cm" fo:text-indent="0cm" style:auto-text-indent="false" fo:background-color="transparent">
        <style:tab-stops/>
      </style:paragraph-properties>
      <style:text-properties style:font-name="Abyssinica SIL" fo:font-size="12pt" officeooo:rsid="00111b78" officeooo:paragraph-rsid="0011a25c" style:font-size-asian="12pt" style:font-size-complex="12pt"/>
    </style:style>
    <style:style style:name="P10" style:family="paragraph" style:parent-style-name="Standard">
      <loext:graphic-properties draw:fill="none"/>
      <style:paragraph-properties fo:margin-left="1.3cm" fo:margin-right="0cm" fo:text-indent="0cm" style:auto-text-indent="false" fo:background-color="transparent">
        <style:tab-stops/>
      </style:paragraph-properties>
      <style:text-properties style:font-name="Abyssinica SIL" fo:font-size="12pt" officeooo:rsid="0011b80e" officeooo:paragraph-rsid="0011b80e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Abyssinica SIL" fo:font-size="12pt" officeooo:rsid="001377b1" officeooo:paragraph-rsid="001377b1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Abyssinica SIL" fo:font-size="12pt" officeooo:rsid="0013891e" officeooo:paragraph-rsid="0013891e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Abyssinica SIL" fo:font-size="12pt" officeooo:rsid="001531f0" officeooo:paragraph-rsid="001531f0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Abyssinica SIL" fo:font-size="10pt" fo:font-style="italic" fo:font-weight="normal" officeooo:rsid="001531f0" officeooo:paragraph-rsid="001531f0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style:font-name="Abyssinica SIL" fo:font-size="10pt" fo:font-style="italic" fo:font-weight="normal" officeooo:rsid="0015d28b" officeooo:paragraph-rsid="0015d28b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11b78"/>
    </style:style>
    <style:style style:name="T2" style:family="text">
      <style:text-properties officeooo:rsid="0011a25c"/>
    </style:style>
    <style:style style:name="T3" style:family="text">
      <style:text-properties officeooo:rsid="0011b80e"/>
    </style:style>
    <style:style style:name="T4" style:family="text">
      <style:text-properties officeooo:rsid="0013891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ème de recommandation :</text:p>
      <text:p text:style-name="P1"/>
      <text:p text:style-name="P2">Les 3 méthodes </text:p>
      <text:p text:style-name="P4">On trouve en fait trois types de recommandations</text:p>
      <text:p text:style-name="P3"/>
      <text:p text:style-name="P3">user-based : ces recommandations sont basées sur les comportements des</text:p>
      <text:p text:style-name="P3">utilisateurs. (comme dans les exemples ci-dessus)</text:p>
      <text:p text:style-name="P3"/>
      <text:p text:style-name="P3">content-based: ces recommandations sont basées uniquement sur les produits,</text:p>
      <text:p text:style-name="P3">par exemple en recommandant des produits similaires au produit étudié.</text:p>
      <text:p text:style-name="P3"/>
      <text:p text:style-name="P3">mixed c'est un mélange des deux méthodes précédentes ,ces recommandations sont faites en utilisant à la fois des caractéristiques du produit, et une étude du comportement des utilisateurs</text:p>
      <text:p text:style-name="P3"/>
      <text:p text:style-name="P3"/>
      <text:p text:style-name="P6">Phase 1 : conversion des textes de description en données utilisables ( stem )</text:p>
      <text:p text:style-name="P5"/>
      <text:p text:style-name="P7">Tokenisation ( librairie NLTK )  SpaceTOkenizer ou Treebank : Découpage d’une phrase en liste de mot. Attention à la gestion des ponctuations et caractère spéciaux .</text:p>
      <text:p text:style-name="P8"/>
      <text:p text:style-name="P9">Stemming ( librairie NLTK ) Lancaster ou Porter : Remplace les mots pour leur <text:span text:style-name="T3">mot racine</text:span> <text:span text:style-name="T3">afin d’extraire des concepts </text:span>. <text:span text:style-name="T2">Les fonctions sont spécifique à la langue utilisée .</text:span></text:p>
      <text:p text:style-name="P9"/>
      <text:p text:style-name="P10">Stopwords <text:span text:style-name="T1">( librairie NLTK ) : </text:span>Nettoyage des mots parasites ( pronom , …)</text:p>
      <text:p text:style-name="P10"/>
      <text:p text:style-name="P10"/>
      <text:p text:style-name="P15">#!/usr/bin/env python3</text:p>
      <text:p text:style-name="P15"># -*- coding: utf-8 -*-</text:p>
      <text:p text:style-name="P15">"""</text:p>
      <text:p text:style-name="P15">Created on Sun Feb 11 16:38:28 2018</text:p>
      <text:p text:style-name="P15"/>
      <text:p text:style-name="P15">@author: nikoko</text:p>
      <text:p text:style-name="P15">"""</text:p>
      <text:p text:style-name="P15">#chargement des librairie</text:p>
      <text:p text:style-name="P15">from nltk.corpus import stopwords</text:p>
      <text:p text:style-name="P15">from nltk.tokenize import word_tokenize</text:p>
      <text:p text:style-name="P15">from nltk.stem.lancaster import LancasterStemmer</text:p>
      <text:p text:style-name="P15">st = LancasterStemmer()</text:p>
      <text:p text:style-name="P15"/>
      <text:p text:style-name="P15">#données pour le nettoyage</text:p>
      <text:p text:style-name="P15">ponc = [',','.',';']</text:p>
      <text:p text:style-name="P15">stop_words = set(stopwords.words('english'))</text:p>
      <text:p text:style-name="P15"/>
      <text:p text:style-name="P15">#données d'entrée</text:p>
      <text:p text:style-name="P15">text = 'In this tutorial, I\'m learning NLTK. It is an interesting platform.'</text:p>
      <text:p text:style-name="P15"/>
      <text:p text:style-name="P15">#decoupage de la phrase en mots</text:p>
      <text:p text:style-name="P15">words = word_tokenize(text)</text:p>
      <text:p text:style-name="P15"/>
      <text:p text:style-name="P15"><text:soft-page-break/>new_sentence = []</text:p>
      <text:p text:style-name="P15"/>
      <text:p text:style-name="P15">#nettoyage à partir de la liste stop worl </text:p>
      <text:p text:style-name="P15">for word in words:</text:p>
      <text:p text:style-name="P15"><text:s text:c="4"/>if word not in stop_words:</text:p>
      <text:p text:style-name="P15"><text:s text:c="8"/>new_sentence.append(word)</text:p>
      <text:p text:style-name="P15"/>
      <text:p text:style-name="P15">#nettoyage ponctuation</text:p>
      <text:p text:style-name="P15">new_sentence_ponc = []</text:p>
      <text:p text:style-name="P15">for word in words:</text:p>
      <text:p text:style-name="P15"><text:s text:c="4"/>if word not in ponc:</text:p>
      <text:p text:style-name="P15"><text:s text:c="8"/>new_sentence_ponc.append(word) </text:p>
      <text:p text:style-name="P15"/>
      <text:p text:style-name="P15">#simplification <text:s/>racination des mots</text:p>
      <text:p text:style-name="P15">new_sentence_stem = []</text:p>
      <text:p text:style-name="P15">for word in new_sentence_ponc:</text:p>
      <text:p text:style-name="P15"><text:s text:c="8"/>a = st.stem(word)</text:p>
      <text:p text:style-name="P15"><text:s text:c="8"/>new_sentence_stem.append(a)</text:p>
      <text:p text:style-name="P15"><text:s text:c="8"/></text:p>
      <text:p text:style-name="P15"><text:s/># affichage <text:s text:c="6"/></text:p>
      <text:p text:style-name="P15">print(text)</text:p>
      <text:p text:style-name="P15">print(words)</text:p>
      <text:p text:style-name="P15">print(new_sentence)</text:p>
      <text:p text:style-name="P15">print(new_sentence_ponc)</text:p>
      <text:p text:style-name="P15">print(new_sentence_stem)</text:p>
      <text:p text:style-name="P15"/>
      <text:p text:style-name="P13"/>
      <text:p text:style-name="P10"/>
      <text:p text:style-name="P11">Phas<text:span text:style-name="T4">e</text:span> 2 : Mise en base des résultats , 1 ligne par description , 1 colonne par stem</text:p>
      <text:p text:style-name="P11"/>
      <text:p text:style-name="P11"><text:tab/>Vecteur binaire : pour chaque produit , on retrouve 1 ou 0 pour chaque colonne de stem</text:p>
      <text:p text:style-name="P11"/>
      <text:p text:style-name="P11"><text:tab/>Vecteur frèquence : pour chaque produit , si le stem est absent , valeur 0 , si il est present valeur TF*IDF</text:p>
      <text:p text:style-name="P11"><text:tab/>TF : Nombre d’occurence Stem / nombre de stem</text:p>
      <text:p text:style-name="P11"><text:tab/>IDF : log ( nombre de produit / nombre de produit contenant le stem ) ceci afin d’identifier les termes spécialisé<text:span text:style-name="T4">s</text:span> et donc important .</text:p>
      <text:p text:style-name="P11"/>
      <text:p text:style-name="P12">Phase 3 : Analyse des éléments similaires</text:p>
      <text:p text:style-name="P11"/>
      <text:p text:style-name="P11"/>
      <text:p text:style-name="P10"/>
      <text:p text:style-name="P9"/>
      <text:p text:style-name="P9"/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6:02:48.584242866</meta:creation-date>
    <dc:date>2018-02-11T17:57:50.221084826</dc:date>
    <meta:editing-duration>PT1H44M48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58" meta:word-count="388" meta:character-count="2572" meta:non-whitespace-character-count="2176"/>
  </office:meta>
</office:document-meta>
</file>